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MENDOZA CERNA, JORGE CONSTANTINO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Y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NDOZA CERNA, JORGE CONSTANTIN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ARNE:</text:p>
          </table:table-cell>
          <table:covered-table-cell/>
          <table:table-cell table:style-name="Tabla1.C5" table:number-columns-spanned="2" office:value-type="string">
            <text:p text:style-name="P19">3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30/07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81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3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45424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9:13:3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